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# - Source Code Injection</text:p>
          </draw:text-box>
        </draw:frame>
        <draw:frame presentation:style-name="pr2" draw:layer="layout" svg:width="24.639cm" svg:height="12.179cm" svg:x="1.4cm" svg:y="4.914cm" presentation:class="subtitle">
          <draw:text-box>
            <text:p>Thomas Bettermann</text:p>
            <text:p>Eric Stark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ie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ode Document Object Model (Code DOM)</text:p>
              </text:list-item>
              <text:list-item>
                <text:p>Assemblies (c# package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DOM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odegenerierung per Template</text:p>
              </text:list-item>
              <text:list-item>
                <text:p>Dynamische Compilierung</text:p>
                <text:list>
                  <text:list-item>
                    <text:p>C#, VB .NET und J#</text:p>
                  </text:list-item>
                </text:list>
              </text:list-item>
              <text:list-item>
                <text:p>Quellcode als Graph dargestellt</text:p>
                <text:list>
                  <text:list-item>
                    <text:p>Baum von Containern</text:p>
                  </text:list-item>
                  <text:list-item>
                    <text:p>Write-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DOM Graph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0T11:20:51</meta:creation-date>
    <dc:date>2012-06-20T11:59:40</dc:date>
    <meta:editing-duration>PT33M58S</meta:editing-duration>
    <meta:editing-cycles>4</meta:editing-cycles>
    <meta:generator>LibreOffice/3.5$Linux_X86_64 LibreOffice_project/350m1$Build-2</meta:generator>
    <meta:document-statistic meta:object-count="36"/>
  </office:meta>
</office:document-meta>
</file>